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Verdana Bold" svg:font-family="'Verdana Bold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text-line-through-style="none" style:font-name="Verdana Bold" fo:font-size="13.5pt" fo:letter-spacing="normal" fo:font-style="normal" fo:font-weight="normal" style:letter-kerning="false" style:font-name-asian="Verdana Bold" style:font-size-asian="13.5pt" style:font-style-asian="normal" style:font-weight-asian="normal" style:font-name-complex="Verdana Bold" style:font-size-complex="13.5pt" style:font-style-complex="normal" style:font-weight-complex="normal"/>
    </style:style>
    <style:style style:name="P2" style:family="paragraph" style:parent-style-name="Standard">
      <style:text-properties fo:color="#000000" style:text-line-through-style="none" style:font-name="Times New Roman1" fo:font-size="12pt" fo:letter-spacing="normal" fo:font-style="normal" fo:font-weight="normal" style:letter-kerning="false" style:font-name-asian="Verdana Bold" style:font-size-asian="12pt" style:font-style-asian="normal" style:font-weight-asian="normal" style:font-name-complex="Verdana Bold" style:font-size-complex="12pt" style:font-style-complex="normal" style:font-weight-complex="normal"/>
    </style:style>
    <style:style style:name="P3" style:family="paragraph" style:parent-style-name="Standard">
      <style:text-properties fo:color="#000000" style:text-line-through-style="none" style:font-name="Times New Roman1" fo:font-size="8pt" fo:letter-spacing="normal" fo:font-style="normal" fo:font-weight="normal" style:letter-kerning="false" style:font-name-asian="Verdana Bold" style:font-size-asian="8pt" style:font-style-asian="normal" style:font-weight-asian="normal" style:font-name-complex="Verdana Bold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text-line-through-style="none" style:font-name="Times New Roman1" fo:font-size="12pt" fo:letter-spacing="normal" fo:font-style="normal" fo:font-weight="normal" style:letter-kerning="false" style:font-name-asian="Verdana Bold" style:font-size-asian="12pt" style:font-style-asian="normal" style:font-weight-asian="normal" style:font-name-complex="Verdana Bold" style:font-size-complex="12pt" style:font-style-complex="normal" style:font-weight-complex="normal"/>
    </style:style>
    <style:style style:name="P5" style:family="paragraph" style:parent-style-name="Standard">
      <style:paragraph-properties fo:margin-top="0mm" fo:margin-bottom="0mm" fo:line-height="3.53mm" fo:orphans="0" fo:widows="0" style:text-autospace="none"/>
      <style:text-properties style:font-name="Times New Roman" fo:font-size="10pt" officeooo:paragraph-rsid="000cdade" style:font-size-asian="10pt" style:font-size-complex="10pt"/>
    </style:style>
    <style:style style:name="P6" style:family="paragraph" style:parent-style-name="Standard">
      <style:paragraph-properties fo:margin-left="0mm" fo:margin-right="-1.08mm" fo:margin-top="0mm" fo:margin-bottom="0mm" fo:line-height="100%" fo:text-align="center" style:justify-single-word="false" fo:orphans="0" fo:widows="0" fo:text-indent="0mm" style:auto-text-indent="false" style:text-autospace="none"/>
      <style:text-properties fo:color="#000000" style:text-line-through-style="none" style:font-name="Verdana" fo:font-size="10.5pt" fo:letter-spacing="normal" fo:font-style="normal" fo:font-weight="bold" officeooo:paragraph-rsid="000cdade" style:letter-kerning="false" style:font-name-asian="Verdana Bold" style:font-size-asian="10.5pt" style:font-style-asian="normal" style:font-weight-asian="bold" style:font-name-complex="Verdana" style:font-size-complex="10.5pt" style:font-style-complex="normal" style:font-weight-complex="bold" style:text-scale="102%"/>
    </style:style>
    <style:style style:name="P7" style:family="paragraph" style:parent-style-name="Standard">
      <style:paragraph-properties fo:margin-left="0mm" fo:margin-right="-1.08mm" fo:margin-top="0mm" fo:margin-bottom="0mm" fo:line-height="100%" fo:text-align="start" style:justify-single-word="false" fo:orphans="0" fo:widows="0" fo:text-indent="0mm" style:auto-text-indent="false" style:text-autospace="none"/>
      <style:text-properties fo:color="#000000" style:text-line-through-style="none" style:font-name="Verdana" fo:font-size="10.5pt" fo:letter-spacing="normal" fo:font-style="normal" fo:font-weight="bold" officeooo:paragraph-rsid="0008ec45" style:letter-kerning="false" style:font-name-asian="Verdana Bold" style:font-size-asian="10.5pt" style:font-style-asian="normal" style:font-weight-asian="bold" style:font-name-complex="Verdana" style:font-size-complex="10.5pt" style:font-style-complex="normal" style:font-weight-complex="bold" style:text-scale="102%"/>
    </style:style>
    <style:style style:name="T1" style:family="text">
      <style:text-properties fo:color="#000000" style:text-line-through-style="none" style:font-name="Verdana" fo:font-size="10.5pt" fo:letter-spacing="normal" fo:font-style="normal" fo:font-weight="bold" style:letter-kerning="false" style:font-name-asian="Verdana Bold" style:font-size-asian="10.5pt" style:font-style-asian="normal" style:font-weight-asian="bold" style:font-name-complex="Verdana" style:font-size-complex="10.5pt" style:font-style-complex="normal" style:font-weight-complex="bold" style:text-scale="102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cript script:language="JOOScript">[#list marva.categoryGroup as group]
</text:script></text:p>
      <text:p text:style-name="P6"><text:text-input text:description="group.@name">Groupsnaam</text:text-input></text:p>
      <text:p text:style-name="P5"><text:script script:language="JOOScript">[#list group.category as category]</text:script></text:p>
      <text:p text:style-name="P7"><text:text-input text:description="category.@name">Naam Categorie</text:text-input></text:p>
      <text:p text:style-name="P4">Aanbod</text:p>
      <text:p text:style-name="P3"><text:script script:language="JOOScript">[#list category.aanbod.message as message]
</text:script>- <text:s/><text:text-input text:description="message.content">message content</text:text-input> (<text:text-input text:description="message.letscode">letscode</text:text-input>)</text:p>
      <text:p text:style-name="P3"><text:script script:language="JOOScript">[/#list]</text:script></text:p>
      <text:p text:style-name="P2">Vraag</text:p>
      <text:p text:style-name="P3"><text:script script:language="JOOScript">[#list category.vraag.message as message]
</text:script>- <text:s/><text:text-input text:description="message.content">Teksten, eindejaarswerken intikken, uitwerken (tekst en lay-out/grafisch) </text:text-input> (<text:text-input text:description="message.letscode">28</text:text-input>)</text:p>
      <text:p text:style-name="P3"><text:script script:language="JOOScript">[/#list]</text:script></text:p>
      <text:p text:style-name="Standard"><text:script script:language="JOOScript">[/#list]</text:script></text:p>
      <text:p text:style-name="Standard"><text:script script:language="JOOScript">[/#list]</text:scrip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Verdana Bold" svg:font-family="'Verdana Bold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nard &amp; Martine Butaye-Bouwens</meta:initial-creator>
    <meta:creation-date>2010-04-10T20:57:36</meta:creation-date>
    <dc:date>2011-04-13T14:47:32</dc:date>
    <dc:creator>Bernard &amp; Martine Butaye-Bouwens</dc:creator>
    <meta:editing-duration>PT04H29M32S</meta:editing-duration>
    <meta:editing-cycles>22</meta:editing-cycles>
    <meta:generator>OpenOffice.org/3.2$Linux OpenOffice.org_project/320m19$Build-9505</meta:generator>
    <meta:document-statistic meta:table-count="0" meta:image-count="0" meta:object-count="0" meta:page-count="1" meta:paragraph-count="12" meta:word-count="22" meta:character-count="202"/>
  </office:meta>
</office:document-meta>
</file>